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927*"/>
    </style:style>
    <style:style style:name="Table3.B" style:family="table-column">
      <style:table-column-properties style:column-width="3.401cm" style:rel-column-width="1928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style:writing-mode="page"/>
    </style:style>
    <style:style style:name="P1" style:family="paragraph" style:parent-style-name="Header">
      <style:text-properties officeooo:paragraph-rsid="0014b31d"/>
    </style:style>
    <style:style style:name="P2" style:family="paragraph" style:parent-style-name="Footer">
      <style:text-properties officeooo:paragraph-rsid="0014b31d"/>
    </style:style>
    <style:style style:name="P3" style:family="paragraph" style:parent-style-name="Title">
      <style:text-properties fo:font-weight="bold" officeooo:rsid="001bd473" officeooo:paragraph-rsid="001bd473" style:font-weight-asian="bold" style:font-weight-complex="bold"/>
    </style:style>
    <style:style style:name="P4" style:family="paragraph" style:parent-style-name="Heading_20_1">
      <style:text-properties officeooo:rsid="001bd473" officeooo:paragraph-rsid="001bd473"/>
    </style:style>
    <style:style style:name="P5" style:family="paragraph" style:parent-style-name="Heading_20_1">
      <style:text-properties officeooo:rsid="001c3629" officeooo:paragraph-rsid="001c3629"/>
    </style:style>
    <style:style style:name="P6" style:family="paragraph" style:parent-style-name="Heading_20_1" style:list-style-name="">
      <style:text-properties officeooo:rsid="001e0da1" officeooo:paragraph-rsid="001e0da1"/>
    </style:style>
    <style:style style:name="P7" style:family="paragraph" style:parent-style-name="Heading_20_1">
      <style:text-properties officeooo:rsid="002441af" officeooo:paragraph-rsid="002441af"/>
    </style:style>
    <style:style style:name="P8" style:family="paragraph" style:parent-style-name="Heading_20_1" style:list-style-name="">
      <style:text-properties officeooo:rsid="002441af" officeooo:paragraph-rsid="002441af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officeooo:rsid="001e0da1" officeooo:paragraph-rsid="001e0da1"/>
    </style:style>
    <style:style style:name="P11" style:family="paragraph" style:parent-style-name="Heading_20_1">
      <style:paragraph-properties fo:break-before="page"/>
      <style:text-properties officeooo:rsid="001f2a7b" officeooo:paragraph-rsid="001f2a7b"/>
    </style:style>
    <style:style style:name="P12" style:family="paragraph" style:parent-style-name="Heading_20_1">
      <style:paragraph-properties fo:break-before="page"/>
      <style:text-properties officeooo:rsid="0021441a" officeooo:paragraph-rsid="0021441a"/>
    </style:style>
    <style:style style:name="P13" style:family="paragraph" style:parent-style-name="Heading_20_1">
      <style:paragraph-properties fo:break-before="page"/>
      <style:text-properties officeooo:rsid="002441af" officeooo:paragraph-rsid="002441af"/>
    </style:style>
    <style:style style:name="P14" style:family="paragraph" style:parent-style-name="Table_20_Contents">
      <style:paragraph-properties fo:text-align="end" style:justify-single-word="false"/>
      <style:text-properties style:font-name="Nimbus Mono PS" officeooo:rsid="001ce374" officeooo:paragraph-rsid="001ce374"/>
    </style:style>
    <style:style style:name="P15" style:family="paragraph" style:parent-style-name="Table_20_Contents">
      <style:paragraph-properties fo:text-align="end" style:justify-single-word="false"/>
      <style:text-properties style:font-name="Nimbus Mono PS" officeooo:rsid="001e1d2b" officeooo:paragraph-rsid="001e1d2b"/>
    </style:style>
    <style:style style:name="P16" style:family="paragraph" style:parent-style-name="Table_20_Contents">
      <style:paragraph-properties fo:text-align="end" style:justify-single-word="false"/>
      <style:text-properties style:font-name="Nimbus Mono PS" officeooo:rsid="0022698b" officeooo:paragraph-rsid="0022698b"/>
    </style:style>
    <style:style style:name="P17" style:family="paragraph" style:parent-style-name="Table_20_Contents">
      <style:paragraph-properties fo:text-align="end" style:justify-single-word="false"/>
      <style:text-properties style:font-name="Nimbus Mono PS"/>
    </style:style>
    <style:style style:name="P18" style:family="paragraph" style:parent-style-name="Table_20_Contents">
      <style:paragraph-properties fo:text-align="end" style:justify-single-word="false"/>
      <style:text-properties style:font-name="Nimbus Mono PS" officeooo:rsid="00237757" officeooo:paragraph-rsid="00237757"/>
    </style:style>
    <style:style style:name="P19" style:family="paragraph" style:parent-style-name="Table_20_Contents">
      <style:paragraph-properties fo:text-align="center" style:justify-single-word="false"/>
      <style:text-properties style:font-name="Nimbus Mono PS" officeooo:rsid="002441af" officeooo:paragraph-rsid="002441af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officeooo:rsid="002441af" officeooo:paragraph-rsid="002441af"/>
    </style:style>
    <style:style style:name="P21" style:family="paragraph" style:parent-style-name="Text_20_body">
      <style:text-properties style:text-position="0% 100%" style:font-name="Liberation Serif" fo:font-weight="normal" officeooo:rsid="001e0da1" officeooo:paragraph-rsid="001e0da1" style:font-weight-asian="normal" style:font-weight-complex="normal"/>
    </style:style>
    <style:style style:name="P22" style:family="paragraph" style:parent-style-name="Text_20_body" style:list-style-name="L29">
      <style:text-properties style:text-position="0% 100%" style:font-name="Liberation Serif" fo:font-weight="normal" officeooo:rsid="001e0da1" officeooo:paragraph-rsid="001e0da1" style:font-weight-asian="normal" style:font-weight-complex="normal"/>
    </style:style>
    <style:style style:name="P23" style:family="paragraph" style:parent-style-name="Text_20_body">
      <style:text-properties style:text-position="0% 100%" style:font-name="Liberation Serif" officeooo:rsid="001e0da1" officeooo:paragraph-rsid="001e0da1"/>
    </style:style>
    <style:style style:name="P24" style:family="paragraph" style:parent-style-name="Text_20_body">
      <style:text-properties style:text-position="0% 100%" style:font-name="Liberation Serif" officeooo:rsid="001e1d2b" officeooo:paragraph-rsid="001e1d2b"/>
    </style:style>
    <style:style style:name="P25" style:family="paragraph" style:parent-style-name="Text_20_body" style:list-style-name="L34">
      <style:text-properties style:text-position="0% 100%" style:font-name="Liberation Serif" officeooo:rsid="001e1d2b" officeooo:paragraph-rsid="001e1d2b"/>
    </style:style>
    <style:style style:name="P26" style:family="paragraph" style:parent-style-name="Text_20_body">
      <style:text-properties fo:font-weight="bold" officeooo:rsid="001bd473" officeooo:paragraph-rsid="001bd473" style:font-weight-asian="bold" style:font-weight-complex="bold"/>
    </style:style>
    <style:style style:name="P27" style:family="paragraph" style:parent-style-name="Text_20_body" style:list-style-name="L21">
      <style:text-properties fo:font-weight="bold" officeooo:rsid="001bd473" officeooo:paragraph-rsid="001bd473" style:font-weight-asian="bold" style:font-weight-complex="bold"/>
    </style:style>
    <style:style style:name="P28" style:family="paragraph" style:parent-style-name="Text_20_body" style:list-style-name="L31">
      <style:text-properties style:font-name="Nimbus Mono PS" fo:font-weight="bold" officeooo:rsid="001bd473" officeooo:paragraph-rsid="001e0da1" style:font-weight-asian="bold" style:font-weight-complex="bold"/>
    </style:style>
    <style:style style:name="P29" style:family="paragraph" style:parent-style-name="Text_20_body" style:list-style-name="L32">
      <style:text-properties style:font-name="Nimbus Mono PS" officeooo:rsid="001c3629" officeooo:paragraph-rsid="001e0da1"/>
    </style:style>
    <style:style style:name="P30" style:family="paragraph" style:parent-style-name="Text_20_body">
      <style:text-properties style:font-name="Nimbus Mono PS" officeooo:rsid="001ce374" officeooo:paragraph-rsid="001ce374"/>
    </style:style>
    <style:style style:name="P31" style:family="paragraph" style:parent-style-name="Text_20_body" style:list-style-name="L27">
      <style:text-properties style:font-name="Nimbus Mono PS" officeooo:rsid="001ce374" officeooo:paragraph-rsid="001ce374"/>
    </style:style>
    <style:style style:name="P32" style:family="paragraph" style:parent-style-name="Text_20_body" style:list-style-name="L30">
      <style:text-properties style:font-name="Nimbus Mono PS" officeooo:rsid="001e0da1" officeooo:paragraph-rsid="001e0da1"/>
    </style:style>
    <style:style style:name="P33" style:family="paragraph" style:parent-style-name="Text_20_body" style:list-style-name="L33">
      <style:text-properties style:font-name="Nimbus Mono PS" officeooo:rsid="001e0da1" officeooo:paragraph-rsid="001e0da1"/>
    </style:style>
    <style:style style:name="P34" style:family="paragraph" style:parent-style-name="Text_20_body" style:list-style-name="L40">
      <style:text-properties style:font-name="Nimbus Mono PS" officeooo:rsid="00218939" officeooo:paragraph-rsid="00218939"/>
    </style:style>
    <style:style style:name="P35" style:family="paragraph" style:parent-style-name="Text_20_body">
      <style:text-properties officeooo:rsid="001c3629" officeooo:paragraph-rsid="001c3629"/>
    </style:style>
    <style:style style:name="P36" style:family="paragraph" style:parent-style-name="Text_20_body" style:list-style-name="L22">
      <style:text-properties officeooo:rsid="001c3629" officeooo:paragraph-rsid="001c3629"/>
    </style:style>
    <style:style style:name="P37" style:family="paragraph" style:parent-style-name="Text_20_body" style:list-style-name="L23">
      <style:text-properties officeooo:rsid="001c3629" officeooo:paragraph-rsid="001c3629"/>
    </style:style>
    <style:style style:name="P38" style:family="paragraph" style:parent-style-name="Text_20_body" style:list-style-name="L24">
      <style:text-properties officeooo:rsid="001c3629" officeooo:paragraph-rsid="001c3629"/>
    </style:style>
    <style:style style:name="P39" style:family="paragraph" style:parent-style-name="Text_20_body" style:list-style-name="L22">
      <style:text-properties officeooo:paragraph-rsid="001c3629"/>
    </style:style>
    <style:style style:name="P40" style:family="paragraph" style:parent-style-name="Text_20_body">
      <style:text-properties officeooo:rsid="001ce374" officeooo:paragraph-rsid="001ce374"/>
    </style:style>
    <style:style style:name="P41" style:family="paragraph" style:parent-style-name="Text_20_body" style:list-style-name="L27">
      <style:text-properties officeooo:rsid="001ce374" officeooo:paragraph-rsid="001ce374"/>
    </style:style>
    <style:style style:name="P42" style:family="paragraph" style:parent-style-name="Text_20_body">
      <style:text-properties style:font-name="Liberation Serif" officeooo:rsid="001ce374" officeooo:paragraph-rsid="001ce374"/>
    </style:style>
    <style:style style:name="P43" style:family="paragraph" style:parent-style-name="Text_20_body">
      <style:text-properties style:font-name="Liberation Serif" officeooo:rsid="001e0da1" officeooo:paragraph-rsid="001e0da1"/>
    </style:style>
    <style:style style:name="P44" style:family="paragraph" style:parent-style-name="Text_20_body">
      <style:text-properties style:font-name="Liberation Serif" officeooo:rsid="00218939" officeooo:paragraph-rsid="00218939"/>
    </style:style>
    <style:style style:name="P45" style:family="paragraph" style:parent-style-name="Text_20_body" style:list-style-name="L27"/>
    <style:style style:name="P46" style:family="paragraph" style:parent-style-name="Text_20_body">
      <style:text-properties officeooo:rsid="001e0da1" officeooo:paragraph-rsid="001e0da1"/>
    </style:style>
    <style:style style:name="P47" style:family="paragraph" style:parent-style-name="Text_20_body" style:list-style-name="L30">
      <style:text-properties officeooo:rsid="001e0da1" officeooo:paragraph-rsid="001e0da1"/>
    </style:style>
    <style:style style:name="P48" style:family="paragraph" style:parent-style-name="Text_20_body" style:list-style-name="L29">
      <style:text-properties officeooo:paragraph-rsid="001e0da1"/>
    </style:style>
    <style:style style:name="P49" style:family="paragraph" style:parent-style-name="Text_20_body">
      <style:text-properties officeooo:rsid="0021441a" officeooo:paragraph-rsid="0021441a"/>
    </style:style>
    <style:style style:name="P50" style:family="paragraph" style:parent-style-name="Text_20_body" style:list-style-name="L35">
      <style:text-properties officeooo:rsid="0021441a" officeooo:paragraph-rsid="0021441a"/>
    </style:style>
    <style:style style:name="P51" style:family="paragraph" style:parent-style-name="Text_20_body" style:list-style-name="L36">
      <style:text-properties officeooo:rsid="0021441a" officeooo:paragraph-rsid="0021441a"/>
    </style:style>
    <style:style style:name="P52" style:family="paragraph" style:parent-style-name="Text_20_body" style:list-style-name="L37">
      <style:text-properties officeooo:rsid="0021441a" officeooo:paragraph-rsid="0021441a"/>
    </style:style>
    <style:style style:name="P53" style:family="paragraph" style:parent-style-name="Text_20_body" style:list-style-name="L35">
      <style:text-properties fo:color="#00a933" officeooo:rsid="0021441a" officeooo:paragraph-rsid="0021441a"/>
    </style:style>
    <style:style style:name="P54" style:family="paragraph" style:parent-style-name="Text_20_body">
      <style:text-properties fo:color="#00a933" style:font-name="Liberation Serif" officeooo:rsid="00218939" officeooo:paragraph-rsid="00218939"/>
    </style:style>
    <style:style style:name="P55" style:family="paragraph" style:parent-style-name="Text_20_body" style:list-style-name="L43">
      <style:text-properties fo:color="#00a933" style:font-name="Liberation Serif" officeooo:rsid="00218939" officeooo:paragraph-rsid="00218939"/>
    </style:style>
    <style:style style:name="P56" style:family="paragraph" style:parent-style-name="Text_20_body">
      <style:text-properties fo:color="#00a933" style:font-name="Liberation Serif" officeooo:rsid="00237757" officeooo:paragraph-rsid="00237757"/>
    </style:style>
    <style:style style:name="P57" style:family="paragraph" style:parent-style-name="Text_20_body" style:list-style-name="L49">
      <style:text-properties fo:color="#00a933" style:font-name="Liberation Serif" officeooo:rsid="00237757" officeooo:paragraph-rsid="00237757"/>
    </style:style>
    <style:style style:name="P58" style:family="paragraph" style:parent-style-name="Text_20_body">
      <style:text-properties fo:color="#ff0000" officeooo:rsid="0021441a" officeooo:paragraph-rsid="0021441a"/>
    </style:style>
    <style:style style:name="P59" style:family="paragraph" style:parent-style-name="Text_20_body" style:list-style-name="L35">
      <style:text-properties fo:color="#ff0000" officeooo:rsid="0021441a" officeooo:paragraph-rsid="0021441a"/>
    </style:style>
    <style:style style:name="P60" style:family="paragraph" style:parent-style-name="Text_20_body">
      <style:text-properties fo:color="#ff0000" style:font-name="Liberation Serif" fo:font-weight="normal" officeooo:rsid="00218939" officeooo:paragraph-rsid="00218939" style:font-weight-asian="normal" style:font-weight-complex="normal"/>
    </style:style>
    <style:style style:name="P61" style:family="paragraph" style:parent-style-name="Text_20_body" style:list-style-name="L44">
      <style:text-properties fo:color="#ff0000" style:font-name="Liberation Serif" fo:font-weight="normal" officeooo:rsid="00218939" officeooo:paragraph-rsid="00218939" style:font-weight-asian="normal" style:font-weight-complex="normal"/>
    </style:style>
    <style:style style:name="P62" style:family="paragraph" style:parent-style-name="Text_20_body">
      <style:text-properties fo:color="#ff0000" style:font-name="Liberation Serif" officeooo:rsid="00237757" officeooo:paragraph-rsid="00237757"/>
    </style:style>
    <style:style style:name="P63" style:family="paragraph" style:parent-style-name="Text_20_body" style:list-style-name="L50">
      <style:text-properties fo:color="#ff0000" style:font-name="Liberation Serif" officeooo:rsid="00237757" officeooo:paragraph-rsid="00237757"/>
    </style:style>
    <style:style style:name="P64" style:family="paragraph" style:parent-style-name="Text_20_body">
      <style:text-properties fo:color="#000000" style:text-line-through-style="solid" style:text-line-through-type="single" officeooo:rsid="0021441a" officeooo:paragraph-rsid="0021441a"/>
    </style:style>
    <style:style style:name="P65" style:family="paragraph" style:parent-style-name="Text_20_body" style:list-style-name="L39">
      <style:text-properties fo:color="#000000" style:text-line-through-style="none" style:text-line-through-type="none" style:font-name="Nimbus Mono PS" officeooo:rsid="00218939" officeooo:paragraph-rsid="00218939"/>
    </style:style>
    <style:style style:name="P66" style:family="paragraph" style:parent-style-name="Text_20_body">
      <style:text-properties fo:color="#000000" style:font-name="Liberation Serif" officeooo:rsid="0022698b" officeooo:paragraph-rsid="0022698b"/>
    </style:style>
    <style:style style:name="P67" style:family="paragraph" style:parent-style-name="Text_20_body" style:list-style-name="L45">
      <style:text-properties fo:color="#000000" style:font-name="Liberation Serif" officeooo:rsid="0022698b" officeooo:paragraph-rsid="0022698b"/>
    </style:style>
    <style:style style:name="P68" style:family="paragraph" style:parent-style-name="Text_20_body">
      <style:text-properties fo:color="#000000" style:font-name="Liberation Serif" officeooo:rsid="00237757" officeooo:paragraph-rsid="00237757"/>
    </style:style>
    <style:style style:name="P69" style:family="paragraph" style:parent-style-name="Text_20_body">
      <style:text-properties fo:color="#000000" style:font-name="Liberation Serif" officeooo:rsid="002441af" officeooo:paragraph-rsid="002441af"/>
    </style:style>
    <style:style style:name="P70" style:family="paragraph" style:parent-style-name="Text_20_body" style:list-style-name="L51">
      <style:text-properties fo:color="#000000" style:font-name="Liberation Serif" officeooo:rsid="002441af" officeooo:paragraph-rsid="002441af"/>
    </style:style>
    <style:style style:name="P71" style:family="paragraph" style:parent-style-name="Text_20_body">
      <style:text-properties fo:color="#000000" style:font-name="Nimbus Mono PS" officeooo:rsid="00237757" officeooo:paragraph-rsid="00237757"/>
    </style:style>
    <style:style style:name="P72" style:family="paragraph" style:parent-style-name="Text_20_body" style:list-style-name="L47">
      <style:text-properties fo:color="#000000" style:font-name="Nimbus Mono PS" officeooo:rsid="00237757" officeooo:paragraph-rsid="00237757"/>
    </style:style>
    <style:style style:name="P73" style:family="paragraph" style:parent-style-name="Text_20_body" style:list-style-name="L48">
      <style:text-properties fo:color="#000000" style:font-name="Nimbus Mono PS" officeooo:rsid="00237757" officeooo:paragraph-rsid="00237757"/>
    </style:style>
    <style:style style:name="P74" style:family="paragraph" style:parent-style-name="Text_20_body">
      <style:text-properties officeooo:rsid="00218939" officeooo:paragraph-rsid="00218939"/>
    </style:style>
    <style:style style:name="P75" style:family="paragraph" style:parent-style-name="Text_20_body" style:list-style-name="L41">
      <style:text-properties officeooo:rsid="00218939" officeooo:paragraph-rsid="00218939"/>
    </style:style>
    <style:style style:name="P76" style:family="paragraph" style:parent-style-name="Text_20_body" style:list-style-name="L42">
      <style:text-properties officeooo:rsid="00218939" officeooo:paragraph-rsid="00218939"/>
    </style:style>
    <style:style style:name="P77" style:family="paragraph" style:parent-style-name="Text_20_body" style:list-style-name="L46">
      <style:text-properties officeooo:paragraph-rsid="00237757"/>
    </style:style>
    <style:style style:name="P78" style:family="paragraph" style:parent-style-name="Text_20_body">
      <style:text-properties officeooo:rsid="002441af" officeooo:paragraph-rsid="002441af"/>
    </style:style>
    <style:style style:name="P79" style:family="paragraph" style:parent-style-name="Text_20_body" style:list-style-name="L52">
      <style:text-properties officeooo:rsid="002441af" officeooo:paragraph-rsid="002441af"/>
    </style:style>
    <style:style style:name="P80" style:family="paragraph" style:parent-style-name="Text_20_body">
      <style:text-properties officeooo:rsid="00245a68" officeooo:paragraph-rsid="00245a68"/>
    </style:style>
    <style:style style:name="P81" style:family="paragraph" style:parent-style-name="Text_20_body" style:list-style-name="L53">
      <style:text-properties officeooo:rsid="00245a68" officeooo:paragraph-rsid="00245a68"/>
    </style:style>
    <style:style style:name="T1" style:family="text">
      <style:text-properties officeooo:rsid="00171d27"/>
    </style:style>
    <style:style style:name="T2" style:family="text">
      <style:text-properties officeooo:rsid="0014b31d"/>
    </style:style>
    <style:style style:name="T3" style:family="text">
      <style:text-properties officeooo:rsid="00185a4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3629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style:text-position="super 58%" style:font-name="Nimbus Mono PS" officeooo:rsid="001ce374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weight="normal" style:font-weight-asian="normal" style:font-weight-complex="normal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0% 100%" style:font-name="Nimbus Mono PS"/>
    </style:style>
    <style:style style:name="T14" style:family="text">
      <style:text-properties style:text-position="0% 100%" style:font-name="Nimbus Mono PS" officeooo:rsid="001ce374"/>
    </style:style>
    <style:style style:name="T15" style:family="text">
      <style:text-properties style:text-position="0% 100%" style:font-name="Nimbus Mono PS" fo:font-weight="normal" officeooo:rsid="001e0da1" style:font-weight-asian="normal" style:font-weight-complex="normal"/>
    </style:style>
    <style:style style:name="T16" style:family="text">
      <style:text-properties style:text-position="0% 100%" officeooo:rsid="001ce374"/>
    </style:style>
    <style:style style:name="T17" style:family="text">
      <style:text-properties style:text-position="0% 100%" style:font-name="Liberation Serif"/>
    </style:style>
    <style:style style:name="T18" style:family="text">
      <style:text-properties style:text-position="0% 100%" style:font-name="Liberation Serif" officeooo:rsid="001ce374"/>
    </style:style>
    <style:style style:name="T19" style:family="text">
      <style:text-properties style:text-position="0% 100%" officeooo:rsid="00218939"/>
    </style:style>
    <style:style style:name="T20" style:family="text">
      <style:text-properties officeooo:rsid="001bd473"/>
    </style:style>
    <style:style style:name="T21" style:family="text">
      <style:text-properties style:font-name="Liberation Sans" fo:font-size="28pt" style:font-name-asian="Noto Sans CJK SC" style:font-size-asian="28pt" style:font-name-complex="FreeSans" style:font-size-complex="28pt"/>
    </style:style>
    <style:style style:name="T22" style:family="text">
      <style:text-properties style:text-position="sub 58%"/>
    </style:style>
    <style:style style:name="T23" style:family="text">
      <style:text-properties style:text-position="sub 58%" fo:font-weight="normal" style:font-weight-asian="normal" style:font-weight-complex="normal"/>
    </style:style>
    <style:style style:name="T24" style:family="text">
      <style:text-properties style:text-position="sub 58%" fo:font-weight="normal" officeooo:rsid="001c3629" style:font-weight-asian="normal" style:font-weight-complex="normal"/>
    </style:style>
    <style:style style:name="T25" style:family="text">
      <style:text-properties style:text-position="sub 58%" officeooo:rsid="0022698b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line-through-style="none" style:text-line-through-type="none" style:text-position="0% 100%" officeooo:rsid="00218939"/>
    </style:style>
    <style:style style:name="T28" style:family="text">
      <style:text-properties style:text-line-through-style="none" style:text-line-through-type="none" officeooo:rsid="00218939"/>
    </style:style>
    <style:style style:name="T29" style:family="text">
      <style:text-properties style:text-line-through-style="none" style:text-line-through-type="none" style:text-position="sub 58%" officeooo:rsid="00218939"/>
    </style:style>
    <style:style style:name="T30" style:family="text">
      <style:text-properties officeooo:rsid="0022698b"/>
    </style:style>
    <style:style style:name="T31" style:family="text">
      <style:text-properties officeooo:rsid="00237757"/>
    </style:style>
    <style:style style:name="T32" style:family="text">
      <style:text-properties fo:color="#000000" style:text-position="0% 100%" style:font-name="Nimbus Mono PS" officeooo:rsid="00237757"/>
    </style:style>
    <style:style style:name="T33" style:family="text">
      <style:text-properties fo:color="#000000" style:text-position="sub 58%" style:font-name="Liberation Serif" officeooo:rsid="002441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1">Binary 1</text:span></text:p>
      <text:h text:style-name="P4" text:outline-level="1">Positional Numbering Systems</text:h>
      <text:p text:style-name="P26"><text:span text:style-name="T5">Binary is an example of a positional numbering system. Before that, let’s look at </text:span>decimal<text:span text:style-name="T5">.</text:span></text:p>
      <text:list xml:id="list1668304142" text:style-name="L21">
        <text:list-item>
          <text:p text:style-name="P27"><text:span text:style-name="T5">Humans typically use the decimal system.</text:span></text:p>
        </text:list-item>
        <text:list-item>
          <text:p text:style-name="P27"><text:span text:style-name="T5">The decimal system is also called the base-ten number system.</text:span></text:p>
        </text:list-item>
        <text:list-item>
          <text:p text:style-name="P27"><text:span text:style-name="T5">This is because there are ten digits: 1, 2, 3, 4, 5, 6, 7, 8, 9, and 0</text:span></text:p>
        </text:list-item>
        <text:list-item>
          <text:p text:style-name="P27"><text:span text:style-name="T5">These digits can represent different numbers based on their relative position.</text:span></text:p>
        </text:list-item>
      </text:list>
      <text:p text:style-name="P26"><text:span text:style-name="T5">For example, 4604 interpreted in base 10 would be…</text:span></text:p>
      <text:list xml:id="list3720345730" text:style-name="L31">
        <text:list-item>
          <text:p text:style-name="P28"><text:span text:style-name="T5">4 * 10</text:span><text:span text:style-name="T8">3</text:span><text:span text:style-name="T11"> + 6 * 10</text:span><text:span text:style-name="T8">2 </text:span><text:span text:style-name="T11">+ 0 * 10</text:span><text:span text:style-name="T8">1 </text:span><text:span text:style-name="T11">+ 4 * 10</text:span><text:span text:style-name="T8">0 </text:span><text:span text:style-name="T11"><text:line-break/>4 * 1000 + 6 * 100 + 0 * 10 + 4 * 1<text:line-break/>4000 + 600 + 0 + 4</text:span></text:p>
        </text:list-item>
        <text:list-item>
          <text:p text:style-name="P28"><text:span text:style-name="T11">= 4604</text:span></text:p>
        </text:list-item>
      </text:list>
      <text:p text:style-name="P35">Modern computers use <text:span text:style-name="T4">binary </text:span><text:span text:style-name="T5">for representing numbers.</text:span></text:p>
      <text:list xml:id="list4077751189" text:style-name="L22">
        <text:list-item>
          <text:p text:style-name="P36"><text:span text:style-name="T5">Binary is the </text:span><text:span text:style-name="T4">base-two</text:span><text:span text:style-name="T5"> number system</text:span></text:p>
        </text:list-item>
        <text:list-item>
          <text:p text:style-name="P36"><text:span text:style-name="T5">This is because there are </text:span><text:span text:style-name="T4">two </text:span><text:span text:style-name="T26">b</text:span><text:span text:style-name="T4">inary dig</text:span><text:span text:style-name="T26">its</text:span><text:span text:style-name="T4"> (bits)</text:span><text:span text:style-name="T5">: 1 and 0</text:span></text:p>
        </text:list-item>
        <text:list-item>
          <text:p text:style-name="P36"><text:span text:style-name="T5">To distinguish between numbers in different bases, we use </text:span><text:span text:style-name="T4">radix notation</text:span></text:p>
          <text:list>
            <text:list-item>
              <text:p text:style-name="P39"><text:span text:style-name="T6">e.g.: 10010</text:span><text:span text:style-name="T24">10</text:span><text:span text:style-name="T6"> is a decimal number, 10010</text:span><text:span text:style-name="T24">2</text:span><text:span text:style-name="T6"> is a binary number, 10010</text:span><text:span text:style-name="T24">5</text:span><text:span text:style-name="T6"> is a base-five number</text:span></text:p>
            </text:list-item>
            <text:list-item>
              <text:p text:style-name="P36"><text:span text:style-name="T6">T</text:span><text:span text:style-name="T5">his is typically used for arithmetic</text:span></text:p>
            </text:list-item>
          </text:list>
        </text:list-item>
        <text:list-item>
          <text:p text:style-name="P36"><text:span text:style-name="T5">Alternatively, you can also use prefix notation.</text:span></text:p>
          <text:list>
            <text:list-item>
              <text:p text:style-name="P36"><text:span text:style-name="T5">The prefix for binary numbers is 0b, e.g.: 0b010101</text:span></text:p>
            </text:list-item>
            <text:list-item>
              <text:p text:style-name="P36"><text:span text:style-name="T5">This is typically used for programming</text:span></text:p>
            </text:list-item>
          </text:list>
        </text:list-item>
      </text:list>
      <text:p text:style-name="P35"><text:span text:style-name="T5">1001 in base-2 would be interpreted in base-10 as…</text:span></text:p>
      <text:list xml:id="list854420505" text:style-name="L32">
        <text:list-item>
          <text:p text:style-name="P29"><text:span text:style-name="T5">1 * 2</text:span><text:span text:style-name="T8">3 </text:span><text:span text:style-name="T11">+ 0 * 2</text:span><text:span text:style-name="T8">2 </text:span><text:span text:style-name="T11">+ 0 * 2</text:span><text:span text:style-name="T8">1 </text:span><text:span text:style-name="T11">+ 1 * 2</text:span><text:span text:style-name="T8">0</text:span><text:span text:style-name="T11"><text:line-break/>1 * 8 + 0 * 4 + 0 * 2 + 1 * 1<text:line-break/>8 + 0 + 0 + 1</text:span></text:p>
        </text:list-item>
        <text:list-item>
          <text:p text:style-name="P29"><text:span text:style-name="T11">= 9</text:span><text:span text:style-name="T23">10</text:span></text:p>
        </text:list-item>
      </text:list>
      <text:p text:style-name="P35">In decimal, it is usual to group up numbers into a series of 3 digits.</text:p>
      <text:list xml:id="list4238237744" text:style-name="L23">
        <text:list-item>
          <text:p text:style-name="P37">8012609103<text:span text:style-name="T22">10</text:span><text:span text:style-name="T10">, or 8, 012, 609, 103</text:span><text:span text:style-name="T22">10</text:span></text:p>
        </text:list-item>
      </text:list>
      <text:p text:style-name="P35"><text:soft-page-break/>Bits can be grouped up in 8, known as <text:span text:style-name="T4">byte</text:span><text:span text:style-name="T5">s, or 4, known as </text:span><text:span text:style-name="T4">nybble</text:span><text:span text:style-name="T5">s.</text:span></text:p>
      <text:list xml:id="list725563537" text:style-name="L24">
        <text:list-item>
          <text:p text:style-name="P38"><text:span text:style-name="T5">10010111</text:span><text:span text:style-name="T23">2 </text:span><text:span text:style-name="T11">is an example of a byte</text:span></text:p>
        </text:list-item>
        <text:list-item>
          <text:p text:style-name="P38"><text:span text:style-name="T11">1010</text:span><text:span text:style-name="T23">2 </text:span><text:span text:style-name="T11">is an example of a nybble</text:span></text:p>
        </text:list-item>
      </text:list>
      <text:h text:style-name="P5" text:outline-level="1">Base conversions</text:h>
      <text:p text:style-name="P40">You can interpret numbers written in any base into decimal, but how do you <text:span text:style-name="T4">convert decimal numbers</text:span>?</text:p>
      <text:list xml:id="list837366278" text:style-name="L27">
        <text:list-item>
          <text:p text:style-name="P41">If we were to convert 25<text:span text:style-name="T22">10</text:span><text:span text:style-name="T10"> to binary…</text:span></text:p>
        </text:list-item>
        <text:list-item>
          <text:p text:style-name="P45"><text:span text:style-name="T16">Find the number of bits you need. With </text:span><text:span text:style-name="T14">2</text:span><text:span text:style-name="T9">n</text:span><text:span text:style-name="T14"> – 1 = Max Value </text:span><text:span text:style-name="T18">you can find how many bits you need. In this case, we need 5 bits.</text:span></text:p>
        </text:list-item>
        <text:list-item>
          <text:p text:style-name="P41"><text:span text:style-name="T17">Perform repeated subtractions.</text:span></text:p>
          <text:list>
            <text:list-item>
              <text:p text:style-name="P31"><text:span text:style-name="T10">25 – 16 = 9 </text:span><text:span text:style-name="T17">so we fill out 1 in the value for 16.<text:line-break/>9</text:span><text:span text:style-name="T10"> – 8 = 1 </text:span><text:span text:style-name="T17">so we fill out 1 in the value for 8.<text:line-break/>We can’t perform subtractions for 4 and 2<text:line-break/></text:span><text:span text:style-name="T10">1 – 1 = 0 </text:span><text:span text:style-name="T17">so we fill out 1 in the value for 1.</text:span></text:p>
            </text:list-item>
          </text:list>
        </text:list-item>
      </text:list>
      <text:p text:style-name="P30"><text:span text:style-name="T17">In the end…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4">16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1</text:p>
          </table:table-cell>
        </table:table-row>
        <table:table-row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0</text:p>
          </table:table-cell>
          <table:table-cell table:style-name="Table1.A1" office:value-type="string">
            <text:p text:style-name="P14">0</text:p>
          </table:table-cell>
          <table:table-cell table:style-name="Table1.A1" office:value-type="string">
            <text:p text:style-name="P14">1</text:p>
          </table:table-cell>
        </table:table-row>
      </table:table>
      <text:p text:style-name="P42">We end up with the number 11001<text:span text:style-name="T22">2</text:span></text:p>
      <text:p text:style-name="P21">Another way is through division.</text:p>
      <text:list xml:id="list1855234613" text:style-name="L29">
        <text:list-item>
          <text:p text:style-name="P22">Simply divide by 2 and pull down the number until you get 0</text:p>
        </text:list-item>
        <text:list-item>
          <text:p text:style-name="P48"><text:span text:style-name="T15">25 / 2 = 12 <text:tab/>r 1<text:line-break/>12 / 2 = 6 <text:tab/>r 0<text:line-break/>6 / 2 = 3 <text:tab/>r 0<text:line-break/>3 / 2 = 1 <text:tab/>r 1<text:line-break/>1 / 2 = 0 <text:tab/>r 1</text:span></text:p>
        </text:list-item>
      </text:list>
      <text:p text:style-name="P43"><text:span text:style-name="T11">Afterwards, just read the remainders from the bottom up, so the final answer is 11001</text:span><text:span text:style-name="T23">2</text:span></text:p>
      <text:p text:style-name="P23"><text:span text:style-name="T5">This can be applied for other bases. For base 3, just divide by 3.</text:span></text:p>
      <text:h text:style-name="P6" text:outline-level="1"/>
      <text:h text:style-name="P10" text:outline-level="1">Fractional Components</text:h>
      <text:p text:style-name="P46">Numbers in any base can have a fractional component.</text:p>
      <text:list xml:id="list1213597493" text:style-name="L30">
        <text:list-item>
          <text:p text:style-name="P47">51.5<text:span text:style-name="T22">10 </text:span><text:span text:style-name="T10">(decimal point)</text:span></text:p>
        </text:list-item>
        <text:list-item>
          <text:p text:style-name="P47"><text:span text:style-name="T10">1011.1101</text:span><text:span text:style-name="T22">2 </text:span><text:span text:style-name="T10">(binary point)</text:span></text:p>
        </text:list-item>
        <text:list-item>
          <text:p text:style-name="P47"><text:span text:style-name="T10">It’s simple to interpret fractional binary numbers using the system we already saw if we consider negative positions as well.</text:span></text:p>
          <text:list>
            <text:list-item>
              <text:p text:style-name="P32"><text:span text:style-name="T10">n</text:span><text:span text:style-name="T7">- m </text:span><text:span text:style-name="T10">= 1 / n</text:span><text:span text:style-name="T7">m</text:span></text:p>
            </text:list-item>
          </text:list>
        </text:list-item>
      </text:list>
      <text:p text:style-name="P46">For example, take 0.101</text:p>
      <text:list xml:id="list3797306840" text:style-name="L33">
        <text:list-item>
          <text:p text:style-name="P33">0 * 2<text:span text:style-name="T7">0 </text:span><text:span text:style-name="T10">+ 1 * 2</text:span><text:span text:style-name="T7">-1</text:span><text:span text:style-name="T10"> + 0 * 2</text:span><text:span text:style-name="T7">-2 </text:span><text:span text:style-name="T10">+ 1 * 2</text:span><text:span text:style-name="T7">-3<text:line-break/></text:span><text:span text:style-name="T10">0 * 1 + 1 * 0.5 + 0 * 0.25 + 1 * 0.125<text:line-break/>0 + 0.5 + 0 + 0.125</text:span></text:p>
        </text:list-item>
        <text:list-item>
          <text:p text:style-name="P33"><text:span text:style-name="T10">= 0.625</text:span><text:span text:style-name="T22">10</text:span></text:p>
        </text:list-item>
      </text:list>
      <text:p text:style-name="P24">How do we go in the other direction? 0.375<text:span text:style-name="T22">10 </text:span>in binary?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5">0.5</text:p>
          </table:table-cell>
          <table:table-cell table:style-name="Table2.A1" office:value-type="string">
            <text:p text:style-name="P15">0.25</text:p>
          </table:table-cell>
          <table:table-cell table:style-name="Table2.A1" office:value-type="string">
            <text:p text:style-name="P15">0.125</text:p>
          </table:table-cell>
          <table:table-cell table:style-name="Table2.A1" office:value-type="string">
            <text:p text:style-name="P15">0.0625</text:p>
          </table:table-cell>
        </table:table-row>
        <table:table-row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0</text:p>
          </table:table-cell>
        </table:table-row>
      </table:table>
      <text:p text:style-name="P24"/>
      <text:p text:style-name="P24">so the final number is 0.011<text:span text:style-name="T22">2 </text:span></text:p>
      <text:p text:style-name="P24">Some fractional decimal components can be converted to binary without problem.</text:p>
      <text:list xml:id="list797003272" text:style-name="L34">
        <text:list-item>
          <text:p text:style-name="P25">However, fractional components may have an <text:span text:style-name="T4">infinite series of digits </text:span><text:span text:style-name="T5">in other bases. </text:span></text:p>
          <text:list>
            <text:list-item>
              <text:p text:style-name="P25"><text:span text:style-name="T5">For example, 0.3</text:span><text:span text:style-name="T23">10 </text:span><text:span text:style-name="T5">in binary can not be exactly represented.</text:span></text:p>
            </text:list-item>
          </text:list>
        </text:list-item>
        <text:list-item>
          <text:p text:style-name="P25"><text:span text:style-name="T5">This isn’t just for binary. 2/3 can not be accurately represented in denary.</text:span></text:p>
        </text:list-item>
        <text:list-item>
          <text:p text:style-name="P25"><text:span text:style-name="T5">There are specialised algorithms that can be used to ensure the highest possible degree of accuracy over many calculations.</text:span></text:p>
        </text:list-item>
        <text:list-item>
          <text:p text:style-name="P25"><text:span text:style-name="T5">A simpler way to deal with any loss of accuracy is just to specify how many digits of accuracy you are using.</text:span></text:p>
          <text:list>
            <text:list-item>
              <text:p text:style-name="P25"><text:span text:style-name="T5">e.g.: 0.3</text:span><text:span text:style-name="T23">10 </text:span><text:span text:style-name="T5">in binary is 0.01100 to five bits of accuracy to the right of the binary point.</text:span></text:p>
            </text:list-item>
          </text:list>
        </text:list-item>
      </text:list>
      <text:p text:style-name="P24"><text:span text:style-name="T5"/></text:p>
      <text:h text:style-name="P11" text:outline-level="1">Signed-magnitude Binary</text:h>
      <text:p text:style-name="P49">The binary we’ve been looking at is unsigned binary. Negative values can’t be represented using unsigned binary.</text:p>
      <text:p text:style-name="P49">There are several ways to represent negative values. </text:p>
      <text:p text:style-name="P49">In <text:span text:style-name="T4">signed magnitude</text:span>, we assume the most significant bit is a sign bit</text:p>
      <text:list xml:id="list2441280511" text:style-name="L35">
        <text:list-item>
          <text:list>
            <text:list-item>
              <text:p text:style-name="P50">If the sign bit is 0 then the number is positive.</text:p>
            </text:list-item>
            <text:list-item>
              <text:p text:style-name="P50">If the sign bit is 1 then the number is negative.</text:p>
            </text:list-item>
          </text:list>
        </text:list-item>
        <text:list-item>
          <text:p text:style-name="P50">The remaining bits are interpreted as unsigned binary (the magnitude)</text:p>
        </text:list-item>
        <text:list-item>
          <text:p text:style-name="P50">01101 signed magnitude is +13</text:p>
          <text:list>
            <text:list-item>
              <text:p text:style-name="P50">The MSB is 0, therefore the value is positive.</text:p>
            </text:list-item>
            <text:list-item>
              <text:p text:style-name="P50">The mangitude is 1101, which is 13</text:p>
            </text:list-item>
          </text:list>
        </text:list-item>
        <text:list-item>
          <text:p text:style-name="P50">11011 signed magnitude is -11</text:p>
          <text:list>
            <text:list-item>
              <text:p text:style-name="P50">The MSB is 1, therefore the vlaue is negative.</text:p>
            </text:list-item>
            <text:list-item>
              <text:p text:style-name="P50">The magnitude is 1011, which is 11</text:p>
            </text:list-item>
          </text:list>
        </text:list-item>
        <text:list-item>
          <text:p text:style-name="P53">Advantages:</text:p>
          <text:list>
            <text:list-item>
              <text:p text:style-name="P53">signed magnitude is a simple and intuitive representation</text:p>
            </text:list-item>
            <text:list-item>
              <text:p text:style-name="P53">Easy to convert unsigned values to positive signed values</text:p>
            </text:list-item>
          </text:list>
        </text:list-item>
        <text:list-item>
          <text:p text:style-name="P59">Disadvantages:</text:p>
          <text:list>
            <text:list-item>
              <text:p text:style-name="P59">The sign bit makes it difficult to perform arithmetic</text:p>
            </text:list-item>
            <text:list-item>
              <text:p text:style-name="P59">There are two representations of 0, which makes 0 mathematically.</text:p>
              <text:list>
                <text:list-item>
                  <text:p text:style-name="P59">Positive zero byte: 0000 0000</text:p>
                </text:list-item>
                <text:list-item>
                  <text:p text:style-name="P59">Negative zero byte: 1000 0000</text:p>
                </text:list-item>
              </text:list>
            </text:list-item>
          </text:list>
        </text:list-item>
      </text:list>
      <text:p text:style-name="P58"/>
      <text:h text:style-name="P12" text:outline-level="1">One’s Complement</text:h>
      <text:p text:style-name="P49">The One’s Complement of a binary bit is as follows.</text:p>
      <text:list xml:id="list3929503664" text:style-name="L36">
        <text:list-item>
          <text:p text:style-name="P51">0 → 1</text:p>
        </text:list-item>
        <text:list-item>
          <text:p text:style-name="P51">1 → 0</text:p>
        </text:list-item>
      </text:list>
      <text:p text:style-name="P49">We can use the one’s complement of a number to be its negative representation</text:p>
      <text:list xml:id="list613993933" text:style-name="L37">
        <text:list-item>
          <text:p text:style-name="P52">The MSB is also a sign bit. So as with signed magnitude, positive numbers will start with a 0 and negative numbers will start with a 1.</text:p>
        </text:list-item>
      </text:list>
      <text:p text:style-name="P64"><text:span text:style-name="T28">-14</text:span><text:span text:style-name="T29">10 </text:span><text:span text:style-name="T27">in 5</text:span><text:span text:style-name="T19">-</text:span><text:span text:style-name="T27">bit one’s complement?</text:span></text:p>
      <text:list xml:id="list272232889" text:style-name="L39">
        <text:list-item>
          <text:p text:style-name="P65"><text:span text:style-name="T10">14 → 1110 → 01110 → 10001 → -14</text:span></text:p>
        </text:list-item>
      </text:list>
      <text:p text:style-name="P74">16<text:span text:style-name="T22">10 </text:span><text:span text:style-name="T10">in 6-bit one’s complement</text:span></text:p>
      <text:list xml:id="list687359709" text:style-name="L40">
        <text:list-item>
          <text:p text:style-name="P34"><text:span text:style-name="T10">6 → 110 → 0110 → +6</text:span></text:p>
        </text:list-item>
      </text:list>
      <text:p text:style-name="P74"><text:span text:style-name="T10">11010</text:span><text:span text:style-name="T22">2</text:span><text:span text:style-name="T10"> <text:s/>in decimal?</text:span></text:p>
      <text:list xml:id="list364544654" text:style-name="L41">
        <text:list-item>
          <text:p text:style-name="P75"><text:span text:style-name="T10">It’s a negative, so we need to flip the bits. Therefore </text:span><text:span text:style-name="T13">00101 → -5</text:span></text:p>
        </text:list-item>
      </text:list>
      <text:p text:style-name="P44"><text:span text:style-name="T10">01010</text:span><text:span text:style-name="T22">2</text:span><text:span text:style-name="T10"> in decimal?</text:span></text:p>
      <text:list xml:id="list82431636" text:style-name="L42">
        <text:list-item>
          <text:p text:style-name="P76"><text:span text:style-name="T17">It’s positive, so we don’t need to flip the bits. Therefore, </text:span><text:span text:style-name="T13">01010 → +10</text:span></text:p>
        </text:list-item>
      </text:list>
      <text:p text:style-name="P54"><text:span text:style-name="T10">Advantages</text:span></text:p>
      <text:list xml:id="list3851276082" text:style-name="L43">
        <text:list-item>
          <text:p text:style-name="P55"><text:span text:style-name="T10">Addition using one’s complement is easy, therefore </text:span><text:span text:style-name="T12">simple circuits</text:span></text:p>
        </text:list-item>
      </text:list>
      <text:p text:style-name="P60"><text:span text:style-name="T10">Disadvantages</text:span></text:p>
      <text:list xml:id="list2669141926" text:style-name="L44">
        <text:list-item>
          <text:p text:style-name="P61"><text:span text:style-name="T10">There are still two representations of 0.</text:span></text:p>
          <text:list>
            <text:list-item>
              <text:p text:style-name="P61"><text:span text:style-name="T10">Positive zero byte: 0000 0000</text:span></text:p>
            </text:list-item>
            <text:list-item>
              <text:p text:style-name="P61"><text:span text:style-name="T10">Negative zero byte: 1111 1111</text:span></text:p>
            </text:list-item>
          </text:list>
        </text:list-item>
      </text:list>
      <text:h text:style-name="P9" text:outline-level="1">Two’s Complement</text:h>
      <text:p text:style-name="P66"><text:span text:style-name="T10">In two’s complement, the MSB is negative.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17">-<text:span text:style-name="T30">8</text:span></text:p>
          </table:table-cell>
          <table:table-cell table:style-name="Table3.A1" office:value-type="string">
            <text:p text:style-name="P16">4</text:p>
          </table:table-cell>
          <table:table-cell table:style-name="Table3.A1" office:value-type="string">
            <text:p text:style-name="P16">2</text:p>
          </table:table-cell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6">5<text:span text:style-name="T22">10</text:span></text:p>
          </table:table-cell>
        </table:table-row>
        <table:table-row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7">-<text:span text:style-name="T30">3</text:span><text:span text:style-name="T25">10</text:span></text:p>
          </table:table-cell>
        </table:table-row>
      </table:table>
      <text:p text:style-name="P66"><text:span text:style-name="T10">Notice that as with one’s complement, positive numbers in two’s complement start with 0.</text:span></text:p>
      <text:list xml:id="list600587928" text:style-name="L45">
        <text:list-item>
          <text:p text:style-name="P67"><text:span text:style-name="T12">Positive decimals</text:span><text:span text:style-name="T10"> can be converted to two’s complement by converting the decimal to unsigned binary, and adding a leading bit with the value 0.</text:span></text:p>
        </text:list-item>
        <text:list-item>
          <text:p text:style-name="P67"><text:span text:style-name="T12">Negative decimals</text:span><text:span text:style-name="T10"> can be converted to two’s complement by converting the decimal to one’s complement, and then adding “1” to the same value.</text:span></text:p>
        </text:list-item>
      </text:list>
      <text:p text:style-name="P68"><text:span text:style-name="T10">101001 to decimal?</text:span></text:p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17">-<text:span text:style-name="T31">32</text:span></text:p>
          </table:table-cell>
          <table:table-cell table:style-name="Table4.A1" office:value-type="string">
            <text:p text:style-name="P18">16</text:p>
          </table:table-cell>
          <table:table-cell table:style-name="Table4.A1" office:value-type="string">
            <text:p text:style-name="P18">8</text:p>
          </table:table-cell>
          <table:table-cell table:style-name="Table4.A1" office:value-type="string">
            <text:p text:style-name="P18">4</text:p>
          </table:table-cell>
          <table:table-cell table:style-name="Table4.A1" office:value-type="string">
            <text:p text:style-name="P18">2</text:p>
          </table:table-cell>
          <table:table-cell table:style-name="Table4.A1" office:value-type="string">
            <text:p text:style-name="P18">1</text:p>
          </table:table-cell>
        </table:table-row>
        <table:table-row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0</text:p>
          </table:table-cell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0</text:p>
          </table:table-cell>
          <table:table-cell table:style-name="Table4.A1" office:value-type="string">
            <text:p text:style-name="P18">0</text:p>
          </table:table-cell>
          <table:table-cell table:style-name="Table4.A1" office:value-type="string">
            <text:p text:style-name="P18">1</text:p>
          </table:table-cell>
        </table:table-row>
      </table:table>
      <text:p text:style-name="P71"><text:span text:style-name="T10"/></text:p>
      <text:list xml:id="list1648110583" text:style-name="L46">
        <text:list-item>
          <text:p text:style-name="P77"><text:span text:style-name="T32">-32 + 8 + 1 <text:tab/>= <text:s/>-23</text:span></text:p>
        </text:list-item>
      </text:list>
      <text:p text:style-name="P68"><text:span text:style-name="T10">+11</text:span><text:span text:style-name="T22">2</text:span><text:span text:style-name="T10"> to two’s complement?</text:span></text:p>
      <text:list xml:id="list3387414980" text:style-name="L47">
        <text:list-item>
          <text:p text:style-name="P72"><text:span text:style-name="T10">11</text:span><text:span text:style-name="T22">10</text:span><text:span text:style-name="T10"> → 1011 → 01011</text:span></text:p>
        </text:list-item>
      </text:list>
      <text:p text:style-name="P68"><text:span text:style-name="T10">-13 in two’s complement?</text:span></text:p>
      <text:list xml:id="list2040760820" text:style-name="L48">
        <text:list-item>
          <text:p text:style-name="P73"><text:span text:style-name="T10">13</text:span><text:span text:style-name="T22">10 </text:span><text:span text:style-name="T10">→ 1101 → 0010 → 10010 → 10011</text:span></text:p>
        </text:list-item>
      </text:list>
      <text:p text:style-name="P56"><text:span text:style-name="T10">Advantages:</text:span></text:p>
      <text:list xml:id="list2981975445" text:style-name="L49">
        <text:list-item>
          <text:p text:style-name="P57"><text:span text:style-name="T10">No bits with special meanings, therefore simple circuits.</text:span></text:p>
          <text:list>
            <text:list-item>
              <text:p text:style-name="P57"><text:span text:style-name="T10">The same hardware can be used to perform both signed and unsigned arithmetic</text:span></text:p>
            </text:list-item>
          </text:list>
        </text:list-item>
        <text:list-item>
          <text:p text:style-name="P57"><text:span text:style-name="T10">A single representation of zero</text:span></text:p>
          <text:list>
            <text:list-item>
              <text:p text:style-name="P57"><text:span text:style-name="T10">0000 0000</text:span></text:p>
            </text:list-item>
          </text:list>
        </text:list-item>
      </text:list>
      <text:p text:style-name="P62"><text:span text:style-name="T10">Disadvantages:</text:span></text:p>
      <text:list xml:id="list1504594215" text:style-name="L50">
        <text:list-item>
          <text:p text:style-name="P63"><text:span text:style-name="T10">None. Hence this is the most widely used format in modern computer systems.</text:span></text:p>
        </text:list-item>
      </text:list>
      <text:p text:style-name="P62"><text:span text:style-name="T10"/></text:p>
      <text:h text:style-name="P8" text:outline-level="1"/>
      <text:h text:style-name="P13" text:outline-level="1">Hexadecimal</text:h>
      <text:p text:style-name="P78">When binary numbers become moderately large they become very difficult to read. Hexadecimal is base-16, so we need 16 digits.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0">Decimal Value</text:p>
          </table:table-cell>
          <table:table-cell table:style-name="Table5.A1" office:value-type="string">
            <text:p text:style-name="P20">Hexadecimal Character</text:p>
          </table:table-cell>
        </table:table-row>
        <table:table-row>
          <table:table-cell table:style-name="Table5.A1" office:value-type="string">
            <text:p text:style-name="P19">0-9</text:p>
          </table:table-cell>
          <table:table-cell table:style-name="Table5.A1" office:value-type="string">
            <text:p text:style-name="P19">0-9</text:p>
          </table:table-cell>
        </table:table-row>
        <table:table-row>
          <table:table-cell table:style-name="Table5.A1" office:value-type="string">
            <text:p text:style-name="P19">10</text:p>
          </table:table-cell>
          <table:table-cell table:style-name="Table5.A1" office:value-type="string">
            <text:p text:style-name="P19">A</text:p>
          </table:table-cell>
        </table:table-row>
        <table:table-row>
          <table:table-cell table:style-name="Table5.A1" office:value-type="string">
            <text:p text:style-name="P19">11</text:p>
          </table:table-cell>
          <table:table-cell table:style-name="Table5.A1" office:value-type="string">
            <text:p text:style-name="P19">B</text:p>
          </table:table-cell>
        </table:table-row>
        <table:table-row>
          <table:table-cell table:style-name="Table5.A1" office:value-type="string">
            <text:p text:style-name="P19">12</text:p>
          </table:table-cell>
          <table:table-cell table:style-name="Table5.A1" office:value-type="string">
            <text:p text:style-name="P19">C</text:p>
          </table:table-cell>
        </table:table-row>
        <table:table-row>
          <table:table-cell table:style-name="Table5.A1" office:value-type="string">
            <text:p text:style-name="P19">13</text:p>
          </table:table-cell>
          <table:table-cell table:style-name="Table5.A1" office:value-type="string">
            <text:p text:style-name="P19">D</text:p>
          </table:table-cell>
        </table:table-row>
        <table:table-row>
          <table:table-cell table:style-name="Table5.A1" office:value-type="string">
            <text:p text:style-name="P19">14</text:p>
          </table:table-cell>
          <table:table-cell table:style-name="Table5.A1" office:value-type="string">
            <text:p text:style-name="P19">E</text:p>
          </table:table-cell>
        </table:table-row>
        <table:table-row>
          <table:table-cell table:style-name="Table5.A1" office:value-type="string">
            <text:p text:style-name="P19">15</text:p>
          </table:table-cell>
          <table:table-cell table:style-name="Table5.A1" office:value-type="string">
            <text:p text:style-name="P19">F</text:p>
          </table:table-cell>
        </table:table-row>
      </table:table>
      <text:p text:style-name="P78"/>
      <text:p text:style-name="P69"><text:span text:style-name="T10">It’s easy to convert from binary to hexadecimal and back.</text:span></text:p>
      <text:p text:style-name="P69"><text:span text:style-name="T10">To convert a binary number to hexadecimal:</text:span></text:p>
      <text:list xml:id="list3978045732" text:style-name="L51">
        <text:list-item>
          <text:p text:style-name="P70"><text:span text:style-name="T10">Group the number in nybbles</text:span></text:p>
        </text:list-item>
        <text:list-item>
          <text:p text:style-name="P70"><text:span text:style-name="T10">Convert each separate nybble to decimal</text:span></text:p>
        </text:list-item>
        <text:list-item>
          <text:p text:style-name="P70"><text:span text:style-name="T10">Each nybble now translates to one hexadecimal character</text:span></text:p>
          <text:list>
            <text:list-item>
              <text:p text:style-name="P70"><text:span text:style-name="T10">100111011110</text:span><text:span text:style-name="T22">2</text:span><text:span text:style-name="T10"> = 9DE</text:span><text:span text:style-name="T22">16</text:span></text:p>
            </text:list-item>
          </text:list>
        </text:list-item>
      </text:list>
      <text:h text:style-name="P7" text:outline-level="1">Why binary?</text:h>
      <text:p text:style-name="P78">Modern computers almost always use binary to represent values. Why? </text:p>
      <text:p text:style-name="P78">Why do humans use base-10?</text:p>
      <text:list xml:id="list479760068" text:style-name="L52">
        <text:list-item>
          <text:p text:style-name="P79">10 digits for 10 fingers</text:p>
        </text:list-item>
        <text:list-item>
          <text:p text:style-name="P79">Some cultures have used different numbering systems. For examples, Mayans used a vigesimal numbering system (base-20). However, it has become dominant to use base-10.</text:p>
        </text:list-item>
      </text:list>
      <text:p text:style-name="P80">Similarly, computers are made of transistors, which have an on and off state. It’s easy to map these binary values to 1 and 0.</text:p>
      <text:p text:style-name="P80">It’s also efficient for computing the logic of computation (e.g.: boolean logic)</text:p>
      <text:list xml:id="list3143607864" text:style-name="L53">
        <text:list-item>
          <text:p text:style-name="P81">Before the discovery of electricity, mechanical computers used cogs and gears instead of electronic transistors. Mechanical computers commonly used decimal or ternary (base-3).</text:p>
        </text:list-item>
        <text:list-item>
          <text:p text:style-name="P81">Quantum computers don’t use transistors, and quantum logic doesn’t consider two states like boolean logic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4b31d"/>
    </style:style>
    <style:style style:name="MP2" style:family="paragraph" style:parent-style-name="Footer">
      <style:text-properties officeooo:paragraph-rsid="0014b31d"/>
    </style:style>
    <style:style style:name="MT1" style:family="text">
      <style:text-properties officeooo:rsid="00171d27"/>
    </style:style>
    <style:style style:name="MT2" style:family="text">
      <style:text-properties officeooo:rsid="0014b31d"/>
    </style:style>
    <style:style style:name="MT3" style:family="text">
      <style:text-properties officeooo:rsid="001bd473"/>
    </style:style>
    <style:style style:name="MT4" style:family="text">
      <style:text-properties officeooo:rsid="00185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</text:span><text:span text:style-name="MT2">CS1</text:span><text:span text:style-name="MT1"><text:tab/></text:span><text:span text:style-name="MT2">Computer Systems 1</text:span><text:span text:style-name="MT1"><text:tab/></text:span><text:span text:style-name="MT3">05</text:span><text:span text:style-name="MT1">/</text:span><text:span text:style-name="MT3">10</text:span><text:span text:style-name="MT1">/2020</text:span></text:p>
      </style:header>
      <style:footer>
        <text:p text:style-name="MP2"><text:span text:style-name="MT4">Aaron Patrick Monte<text:tab/></text:span><text:span text:style-name="MT3">Binary 1</text:span><text:span text:style-name="MT4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9:12:26.690436970</meta:creation-date>
    <dc:date>2020-10-05T14:25:17.579127110</dc:date>
    <meta:editing-duration>PT28M42S</meta:editing-duration>
    <meta:editing-cycles>4</meta:editing-cycles>
    <meta:generator>LibreOffice/6.4.6.2$Linux_X86_64 LibreOffice_project/40$Build-2</meta:generator>
    <meta:document-statistic meta:table-count="5" meta:image-count="0" meta:object-count="0" meta:page-count="7" meta:paragraph-count="196" meta:word-count="1490" meta:character-count="7329" meta:non-whitespace-character-count="6101"/>
  </office:meta>
</office:document-meta>
</file>